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311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9846in"/>
    </style:style>
    <style:style style:name="co5" style:family="table-column">
      <style:table-column-properties fo:break-before="auto" style:column-width="1.078in"/>
    </style:style>
    <style:style style:name="co6" style:family="table-column">
      <style:table-column-properties fo:break-before="auto" style:column-width="1.0929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1.5709in"/>
    </style:style>
    <style:style style:name="co12" style:family="table-column">
      <style:table-column-properties fo:break-before="auto" style:column-width="0.7701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ackground-color="#ff6d6d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3838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vertical-align="top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color="#000000" draw:fill="none" draw:fill-color="#ffffff" fo:min-height="1.3299in"/>
      <style:paragraph-properties fo:text-align="start" style:text-autospace="none" style:line-break="normal"/>
      <style:text-properties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shapes>
          <draw:frame draw:z-index="0" draw:style-name="gr1" draw:text-style-name="P1" svg:width="7.9189in" svg:height="4.7421in" svg:x="1.7551in" svg:y="3.7713in">
            <draw:object draw:notify-on-update-of-ranges="Folha1.B3:Folha1.B17 Folha1.G3:Folha1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11in" svg:height="5.4839in" svg:x="1.7602in" svg:y="8.4531in">
            <draw:object draw:notify-on-update-of-ranges="Folha1.B3:Folha1.B17 Folha1.J3:Folha1.J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087in" svg:height="4.8421in" svg:x="9.6945in" svg:y="3.7772in">
            <draw:object draw:notify-on-update-of-ranges="Folha1.B3:Folha1.B17 Folha1.M3:Folha1.M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5in" svg:height="4.6417in" svg:x="9.7374in" svg:y="8.5193in">
            <draw:object draw:notify-on-update-of-ranges="Folha1.B3:Folha1.B17 Folha1.Q3:Folha1.Q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Text Frame 1" draw:style-name="gr2" draw:text-style-name="P3" svg:width="8.3228in" svg:height="1.3299in" svg:x="11.2492in" svg:y="13.5799in">
            <draw:text-box>
              <text:p text:style-name="P2"><text:span text:style-name="T1">Para a bateria de testes dados o algoritmo Weighted Quick Union evidenciou (por análise gráfica e média de operações) ser o mais eficiente. O Grupo concluiu que se os testes fossem mais extensivos (números de pares superiores o algoritmo mais eficiente seria o Compress Weighted Quick Union (é importante notar que nos testes apresentados o Compress Weighted Quick Union possui igual número de operações de união ao <text:s/>Weighted Quick Union e menor número de operações de procura, contudo, devido a operações de compressão, o total de operações do algoritmo Compressed Weighted Union supera o o do Weighted Quick Union, como referido, tal não aconteceria com testes de número par superior uma vez que as operações de procura do WQU ultrapassariam o total de operaçãoes de procura e compressão do CWQU)</text:span></text:p>
            </draw:text-box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06" table:default-cell-style-name="Default"/>
        <table:table-row table:style-name="ro1">
          <table:table-cell/>
          <table:table-cell table:style-name="ce11" table:number-columns-repeated="3"/>
          <table:table-cell table:style-name="ce15" office:value-type="string" calcext:value-type="string" table:number-columns-spanned="3" table:number-rows-spanned="1">
            <text:p>Quick Find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Quick Union</text:p>
          </table:table-cell>
          <table:covered-table-cell table:number-columns-repeated="2" table:style-name="ce8"/>
          <table:table-cell table:style-name="ce15" office:value-type="string" calcext:value-type="string" table:number-columns-spanned="3" table:number-rows-spanned="1">
            <text:p>Weighted Quick Union</text:p>
          </table:table-cell>
          <table:covered-table-cell table:number-columns-repeated="2" table:style-name="ce8"/>
          <table:table-cell table:style-name="ce15" office:value-type="string" calcext:value-type="string" table:number-columns-spanned="4" table:number-rows-spanned="1">
            <text:p>Compressed Weighted Quick Union</text:p>
          </table:table-cell>
          <table:covered-table-cell table:style-name="ce11"/>
          <table:covered-table-cell table:style-name="ce8"/>
          <table:covered-table-cell table:style-name="ce22"/>
          <table:table-cell table:number-columns-repeated="1007"/>
        </table:table-row>
        <table:table-row table:style-name="ro2">
          <table:table-cell table:style-name="ce1" office:value-type="string" calcext:value-type="string">
            <text:p>Ficheiro</text:p>
          </table:table-cell>
          <table:table-cell table:style-name="ce1" office:value-type="string" calcext:value-type="string">
            <text:p>Nós</text:p>
          </table:table-cell>
          <table:table-cell table:style-name="ce1" office:value-type="string" calcext:value-type="string">
            <text:p>Pares</text:p>
          </table:table-cell>
          <table:table-cell table:style-name="ce1" office:value-type="string" calcext:value-type="string">
            <text:p>Ligações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ind</text:p>
          </table:table-cell>
          <table:table-cell table:style-name="ce1" office:value-type="string" calcext:value-type="string">
            <text:p>Union Op.</text:p>
          </table:table-cell>
          <table:table-cell table:style-name="ce1" office:value-type="string" calcext:value-type="string">
            <text:p>Compress</text:p>
          </table:table-cell>
          <table:table-cell table:style-name="ce1" office:value-type="string" calcext:value-type="string">
            <text:p>Tota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z10.txt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19" calcext:value-type="float">
            <text:p>119</text:p>
          </table:table-cell>
          <table:table-cell table:style-name="ce4" table:formula="of:=SUM([.E3:.F3])" office:value-type="float" office:value="139" calcext:value-type="float">
            <text:p>139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SUM([.H3:.I3])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8" calcext:value-type="float">
            <text:p>48</text:p>
          </table:table-cell>
          <table:table-cell table:style-name="ce4" table:formula="of:=SUM([.K3:.L3])" office:value-type="float" office:value="56" calcext:value-type="float">
            <text:p>5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5" calcext:value-type="float">
            <text:p>45</text:p>
          </table:table-cell>
          <table:table-cell table:style-name="ce4" table:formula="of:=SUM([.N3:.P3])" office:value-type="float" office:value="100" calcext:value-type="float">
            <text:p>100</text:p>
          </table:table-cell>
          <table:table-cell/>
          <table:table-cell table:style-name="ce23" office:value-type="string" calcext:value-type="string">
            <text:p>Tempo</text:p>
          </table:table-cell>
          <table:table-cell table:number-columns-repeated="1005"/>
        </table:table-row>
        <table:table-row table:style-name="ro2">
          <table:table-cell table:style-name="ce2" office:value-type="string" calcext:value-type="string">
            <text:p>z20.txt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2" calcext:value-type="float">
            <text:p>482</text:p>
          </table:table-cell>
          <table:table-cell table:style-name="ce4" table:formula="of:=SUM([.E4:.F4])" office:value-type="float" office:value="522" calcext:value-type="float">
            <text:p>52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SUM([.H4:.I4])" office:value-type="float" office:value="74" calcext:value-type="float">
            <text:p>74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16*6" office:value-type="float" office:value="96" calcext:value-type="float">
            <text:p>96</text:p>
          </table:table-cell>
          <table:table-cell table:style-name="ce4" table:formula="of:=SUM([.K4:.L4])" office:value-type="float" office:value="115" calcext:value-type="float">
            <text:p>11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formula="of:=SUM([.N4:.P4])" office:value-type="float" office:value="196" calcext:value-type="float">
            <text:p>19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z50.txt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749" calcext:value-type="float">
            <text:p>2749</text:p>
          </table:table-cell>
          <table:table-cell table:style-name="ce4" table:formula="of:=SUM([.E5:.F5])" office:value-type="float" office:value="2849" calcext:value-type="float">
            <text:p>284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formula="of:=SUM([.H5:.I5])" office:value-type="float" office:value="291" calcext:value-type="float">
            <text:p>291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46" calcext:value-type="float">
            <text:p>246</text:p>
          </table:table-cell>
          <table:table-cell table:style-name="ce4" table:formula="of:=SUM([.K5:.L5])" office:value-type="float" office:value="312" calcext:value-type="float">
            <text:p>31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formula="of:=SUM([.N5:.P5])" office:value-type="float" office:value="533" calcext:value-type="float">
            <text:p>533</text:p>
          </table:table-cell>
          <table:table-cell/>
          <table:table-cell table:style-name="ce16"/>
          <table:table-cell office:value-type="string" calcext:value-type="string" table:number-columns-spanned="5" table:number-rows-spanned="1">
            <text:p>Realizável em contexto de laboratório não atrasado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z100.txt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589" calcext:value-type="float">
            <text:p>10589</text:p>
          </table:table-cell>
          <table:table-cell table:style-name="ce4" table:formula="of:=SUM([.E6:.F6])" office:value-type="float" office:value="10789" calcext:value-type="float">
            <text:p>10789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formula="of:=SUM([.H6:.I6])" office:value-type="float" office:value="718" calcext:value-type="float">
            <text:p>71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16" calcext:value-type="float">
            <text:p>516</text:p>
          </table:table-cell>
          <table:table-cell table:style-name="ce4" table:formula="of:=SUM([.K6:.L6])" office:value-type="float" office:value="641" calcext:value-type="float">
            <text:p>64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474" calcext:value-type="float">
            <text:p>474</text:p>
          </table:table-cell>
          <table:table-cell table:style-name="ce4" table:formula="of:=SUM([.N6:.P6])" office:value-type="float" office:value="1100" calcext:value-type="float">
            <text:p>1100</text:p>
          </table:table-cell>
          <table:table-cell/>
          <table:table-cell table:style-name="ce17"/>
          <table:table-cell office:value-type="string" calcext:value-type="string" table:number-columns-spanned="5" table:number-rows-spanned="1">
            <text:p>Realizável em contexto de laboratório adiantado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z200.txt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41518" calcext:value-type="float">
            <text:p>41518</text:p>
          </table:table-cell>
          <table:table-cell table:style-name="ce4" table:formula="of:=SUM([.E7:.F7])" office:value-type="float" office:value="41918" calcext:value-type="float">
            <text:p>41918</text:p>
          </table:table-cell>
          <table:table-cell table:style-name="ce4" office:value-type="float" office:value="2646" calcext:value-type="float">
            <text:p>2646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SUM([.H7:.I7])" office:value-type="float" office:value="2816" calcext:value-type="float">
            <text:p>2816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table:formula="of:=SUM([.K7:.L7])" office:value-type="float" office:value="1282" calcext:value-type="float">
            <text:p>128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942" calcext:value-type="float">
            <text:p>942</text:p>
          </table:table-cell>
          <table:table-cell table:style-name="ce4" table:formula="of:=SUM([.N7:.P7])" office:value-type="float" office:value="2188" calcext:value-type="float">
            <text:p>2188</text:p>
          </table:table-cell>
          <table:table-cell/>
          <table:table-cell table:style-name="ce18"/>
          <table:table-cell office:value-type="string" calcext:value-type="string" table:number-columns-spanned="5" table:number-rows-spanned="1">
            <text:p>Nao realizavel </text:p>
          </table:table-cell>
          <table:covered-table-cell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z500.txt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46399" calcext:value-type="float">
            <text:p>246399</text:p>
          </table:table-cell>
          <table:table-cell table:style-name="ce4" table:formula="of:=SUM([.E8:.F8])" office:value-type="float" office:value="247399" calcext:value-type="float">
            <text:p>247399</text:p>
          </table:table-cell>
          <table:table-cell table:style-name="ce4" office:value-type="float" office:value="11692" calcext:value-type="float">
            <text:p>11692</text:p>
          </table:table-cell>
          <table:table-cell table:style-name="ce4" office:value-type="float" office:value="417" calcext:value-type="float">
            <text:p>417</text:p>
          </table:table-cell>
          <table:table-cell table:style-name="ce4" table:formula="of:=SUM([.H8:.I8])" office:value-type="float" office:value="12109" calcext:value-type="float">
            <text:p>1210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table:formula="of:=SUM([.K8:.L8])" office:value-type="float" office:value="3327" calcext:value-type="float">
            <text:p>3327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2502" calcext:value-type="float">
            <text:p>2502</text:p>
          </table:table-cell>
          <table:table-cell table:style-name="ce4" office:value-type="float" office:value="2373" calcext:value-type="float">
            <text:p>2373</text:p>
          </table:table-cell>
          <table:table-cell table:style-name="ce4" table:formula="of:=SUM([.N8:.P8])" office:value-type="float" office:value="5529" calcext:value-type="float">
            <text:p>5529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1000.txt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15423" calcext:value-type="float">
            <text:p>1015423</text:p>
          </table:table-cell>
          <table:table-cell table:style-name="ce4" table:formula="of:=SUM([.E9:.F9])" office:value-type="float" office:value="1017423" calcext:value-type="float">
            <text:p>1017423</text:p>
          </table:table-cell>
          <table:table-cell table:style-name="ce4" office:value-type="float" office:value="53860" calcext:value-type="float">
            <text:p>53860</text:p>
          </table:table-cell>
          <table:table-cell table:style-name="ce4" office:value-type="float" office:value="835" calcext:value-type="float">
            <text:p>835</text:p>
          </table:table-cell>
          <table:table-cell table:style-name="ce4" table:formula="of:=SUM([.H9:.I9])" office:value-type="float" office:value="54695" calcext:value-type="float">
            <text:p>54695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5010" calcext:value-type="float">
            <text:p>5010</text:p>
          </table:table-cell>
          <table:table-cell table:style-name="ce4" table:formula="of:=SUM([.K9:.L9])" office:value-type="float" office:value="6626" calcext:value-type="float">
            <text:p>6626</text:p>
          </table:table-cell>
          <table:table-cell table:style-name="ce4" office:value-type="float" office:value="1322" calcext:value-type="float">
            <text:p>1322</text:p>
          </table:table-cell>
          <table:table-cell table:style-name="ce4" office:value-type="float" office:value="5010" calcext:value-type="float">
            <text:p>5010</text:p>
          </table:table-cell>
          <table:table-cell table:style-name="ce4" office:value-type="float" office:value="4902" calcext:value-type="float">
            <text:p>4902</text:p>
          </table:table-cell>
          <table:table-cell table:style-name="ce4" table:formula="of:=SUM([.N9:.P9])" office:value-type="float" office:value="11234" calcext:value-type="float">
            <text:p>11234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2000.txt</text:p>
          </table:table-cell>
          <table:table-cell table:number-columns-repeated="2" table:style-name="ce4" office:value-type="float" office:value="2000" calcext:value-type="float">
            <text:p>2000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4128470" calcext:value-type="float">
            <text:p>4128470</text:p>
          </table:table-cell>
          <table:table-cell table:style-name="ce4" table:formula="of:=SUM([.E10:.F10])" office:value-type="float" office:value="4132470" calcext:value-type="float">
            <text:p>4132470</text:p>
          </table:table-cell>
          <table:table-cell table:style-name="ce4" office:value-type="float" office:value="212398" calcext:value-type="float">
            <text:p>212398</text:p>
          </table:table-cell>
          <table:table-cell table:style-name="ce4" office:value-type="float" office:value="1684" calcext:value-type="float">
            <text:p>1684</text:p>
          </table:table-cell>
          <table:table-cell table:style-name="ce4" table:formula="of:=SUM([.H10:.I10])" office:value-type="float" office:value="214082" calcext:value-type="float">
            <text:p>214082</text:p>
          </table:table-cell>
          <table:table-cell table:style-name="ce4" office:value-type="float" office:value="3464" calcext:value-type="float">
            <text:p>3464</text:p>
          </table:table-cell>
          <table:table-cell table:style-name="ce4" office:value-type="float" office:value="10104" calcext:value-type="float">
            <text:p>10104</text:p>
          </table:table-cell>
          <table:table-cell table:style-name="ce4" table:formula="of:=SUM([.K10:.L10])" office:value-type="float" office:value="13568" calcext:value-type="float">
            <text:p>13568</text:p>
          </table:table-cell>
          <table:table-cell table:style-name="ce4" office:value-type="float" office:value="2686" calcext:value-type="float">
            <text:p>2686</text:p>
          </table:table-cell>
          <table:table-cell table:style-name="ce4" office:value-type="float" office:value="10104" calcext:value-type="float">
            <text:p>10104</text:p>
          </table:table-cell>
          <table:table-cell table:style-name="ce4" office:value-type="float" office:value="10050" calcext:value-type="float">
            <text:p>10050</text:p>
          </table:table-cell>
          <table:table-cell table:style-name="ce4" table:formula="of:=SUM([.N10:.P10])" office:value-type="float" office:value="22840" calcext:value-type="float">
            <text:p>22840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5000.txt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24934338" calcext:value-type="float">
            <text:p>24934338</text:p>
          </table:table-cell>
          <table:table-cell table:style-name="ce4" table:formula="of:=SUM([.E11:.F11])" office:value-type="float" office:value="24944338" calcext:value-type="float">
            <text:p>24944338</text:p>
          </table:table-cell>
          <table:table-cell table:style-name="ce4" office:value-type="float" office:value="1079678" calcext:value-type="float">
            <text:p>1079678</text:p>
          </table:table-cell>
          <table:table-cell table:style-name="ce4" office:value-type="float" office:value="4203" calcext:value-type="float">
            <text:p>4203</text:p>
          </table:table-cell>
          <table:table-cell table:style-name="ce4" table:formula="of:=SUM([.H11:.I11])" office:value-type="float" office:value="1083881" calcext:value-type="float">
            <text:p>1083881</text:p>
          </table:table-cell>
          <table:table-cell table:style-name="ce4" office:value-type="float" office:value="8485" calcext:value-type="float">
            <text:p>8485</text:p>
          </table:table-cell>
          <table:table-cell table:style-name="ce4" office:value-type="float" office:value="25218" calcext:value-type="float">
            <text:p>25218</text:p>
          </table:table-cell>
          <table:table-cell table:style-name="ce4" table:formula="of:=SUM([.K11:.L11])" office:value-type="float" office:value="33703" calcext:value-type="float">
            <text:p>33703</text:p>
          </table:table-cell>
          <table:table-cell table:style-name="ce4" office:value-type="float" office:value="6621" calcext:value-type="float">
            <text:p>6621</text:p>
          </table:table-cell>
          <table:table-cell table:style-name="ce4" office:value-type="float" office:value="25218" calcext:value-type="float">
            <text:p>25218</text:p>
          </table:table-cell>
          <table:table-cell table:style-name="ce4" office:value-type="float" office:value="24648" calcext:value-type="float">
            <text:p>24648</text:p>
          </table:table-cell>
          <table:table-cell table:style-name="ce4" table:formula="of:=SUM([.N11:.P11])" office:value-type="float" office:value="56487" calcext:value-type="float">
            <text:p>56487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10000.txt</text:p>
          </table:table-cell>
          <table:table-cell table:number-columns-repeated="2" table:style-name="ce4" office:value-type="float" office:value="10000" calcext:value-type="float">
            <text:p>10000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float" office:value="100734627" calcext:value-type="float">
            <text:p>100734627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4674274" calcext:value-type="float">
            <text:p>4674274</text:p>
          </table:table-cell>
          <table:table-cell table:style-name="ce4" office:value-type="float" office:value="8361" calcext:value-type="float">
            <text:p>8361</text:p>
          </table:table-cell>
          <table:table-cell table:style-name="ce4" office:value-type="float" office:value="5718209" calcext:value-type="float">
            <text:p>5718209</text:p>
          </table:table-cell>
          <table:table-cell table:style-name="ce4" office:value-type="float" office:value="17459" calcext:value-type="float">
            <text:p>17459</text:p>
          </table:table-cell>
          <table:table-cell table:style-name="ce4" office:value-type="float" office:value="50166" calcext:value-type="float">
            <text:p>50166</text:p>
          </table:table-cell>
          <table:table-cell table:style-name="ce4" table:formula="of:=SUM([.K12:.L12])" office:value-type="float" office:value="67625" calcext:value-type="float">
            <text:p>67625</text:p>
          </table:table-cell>
          <table:table-cell table:style-name="ce4" office:value-type="float" office:value="13314" calcext:value-type="float">
            <text:p>13314</text:p>
          </table:table-cell>
          <table:table-cell table:style-name="ce4" office:value-type="float" office:value="50166" calcext:value-type="float">
            <text:p>50166</text:p>
          </table:table-cell>
          <table:table-cell table:style-name="ce4" office:value-type="float" office:value="49209" calcext:value-type="float">
            <text:p>49209</text:p>
          </table:table-cell>
          <table:table-cell table:style-name="ce4" table:formula="of:=SUM([.N12:.P12])" office:value-type="float" office:value="112689" calcext:value-type="float">
            <text:p>112689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20000.txt</text:p>
          </table:table-cell>
          <table:table-cell table:number-columns-repeated="2" table:style-name="ce4" office:value-type="float" office:value="20000" calcext:value-type="float">
            <text:p>20000</text:p>
          </table:table-cell>
          <table:table-cell table:style-name="ce4" office:value-type="float" office:value="1674" calcext:value-type="float">
            <text:p>1674</text:p>
          </table:table-cell>
          <table:table-cell table:style-name="ce4" office:value-type="float" office:value="40000" calcext:value-type="float">
            <text:p>40000</text:p>
          </table:table-cell>
          <table:table-cell table:style-name="ce4" office:value-type="float" office:value="401065992" calcext:value-type="float">
            <text:p>401065992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17904988" calcext:value-type="float">
            <text:p>17904988</text:p>
          </table:table-cell>
          <table:table-cell table:style-name="ce4" office:value-type="float" office:value="16794" calcext:value-type="float">
            <text:p>16794</text:p>
          </table:table-cell>
          <table:table-cell table:style-name="ce4" office:value-type="float" office:value="21748664" calcext:value-type="float">
            <text:p>21748664</text:p>
          </table:table-cell>
          <table:table-cell table:style-name="ce4" office:value-type="float" office:value="34771" calcext:value-type="float">
            <text:p>34771</text:p>
          </table:table-cell>
          <table:table-cell table:style-name="ce4" office:value-type="float" office:value="100764" calcext:value-type="float">
            <text:p>100764</text:p>
          </table:table-cell>
          <table:table-cell table:style-name="ce4" table:formula="of:=SUM([.K13:.L13])" office:value-type="float" office:value="135535" calcext:value-type="float">
            <text:p>135535</text:p>
          </table:table-cell>
          <table:table-cell table:style-name="ce4" office:value-type="float" office:value="26783" calcext:value-type="float">
            <text:p>26783</text:p>
          </table:table-cell>
          <table:table-cell table:style-name="ce4" office:value-type="float" office:value="100764" calcext:value-type="float">
            <text:p>100764</text:p>
          </table:table-cell>
          <table:table-cell table:style-name="ce4" office:value-type="float" office:value="99657" calcext:value-type="float">
            <text:p>99657</text:p>
          </table:table-cell>
          <table:table-cell table:style-name="ce4" table:formula="of:=SUM([.N13:.P13])" office:value-type="float" office:value="227204" calcext:value-type="float">
            <text:p>227204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50000.txt</text:p>
          </table:table-cell>
          <table:table-cell table:number-columns-repeated="2" table:style-name="ce4" office:value-type="float" office:value="50000" calcext:value-type="float">
            <text:p>50000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4" office:value-type="float" office:value="2495487263" calcext:value-type="float">
            <text:p>2495487263</text:p>
          </table:table-cell>
          <table:table-cell table:style-name="ce4" table:formula="of:=SUM([.E14:.F14])" office:value-type="float" office:value="2495587263" calcext:value-type="float">
            <text:p>2495587263</text:p>
          </table:table-cell>
          <table:table-cell table:style-name="ce4" office:value-type="float" office:value="107005824" calcext:value-type="float">
            <text:p>107005824</text:p>
          </table:table-cell>
          <table:table-cell table:style-name="ce4" office:value-type="float" office:value="41812" calcext:value-type="float">
            <text:p>41812</text:p>
          </table:table-cell>
          <table:table-cell table:style-name="ce4" table:formula="of:=SUM([.H14:.I14])" office:value-type="float" office:value="107047636" calcext:value-type="float">
            <text:p>107047636</text:p>
          </table:table-cell>
          <table:table-cell table:style-name="ce4" office:value-type="float" office:value="89872" calcext:value-type="float">
            <text:p>89872</text:p>
          </table:table-cell>
          <table:table-cell table:style-name="ce4" office:value-type="float" office:value="250872" calcext:value-type="float">
            <text:p>250872</text:p>
          </table:table-cell>
          <table:table-cell table:style-name="ce4" table:formula="of:=SUM([.K14:.L14])" office:value-type="float" office:value="340744" calcext:value-type="float">
            <text:p>340744</text:p>
          </table:table-cell>
          <table:table-cell table:style-name="ce4" office:value-type="float" office:value="68389" calcext:value-type="float">
            <text:p>68389</text:p>
          </table:table-cell>
          <table:table-cell table:style-name="ce4" office:value-type="float" office:value="250872" calcext:value-type="float">
            <text:p>250872</text:p>
          </table:table-cell>
          <table:table-cell table:style-name="ce4" office:value-type="float" office:value="249072" calcext:value-type="float">
            <text:p>249072</text:p>
          </table:table-cell>
          <table:table-cell table:style-name="ce4" table:formula="of:=SUM([.N14:.P14])" office:value-type="float" office:value="568333" calcext:value-type="float">
            <text:p>568333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100000.txt</text:p>
          </table:table-cell>
          <table:table-cell table:number-columns-repeated="2" table:style-name="ce4" office:value-type="float" office:value="100000" calcext:value-type="float">
            <text:p>100000</text:p>
          </table:table-cell>
          <table:table-cell table:style-name="ce4" office:value-type="float" office:value="83744" calcext:value-type="float">
            <text:p>83744</text:p>
          </table:table-cell>
          <table:table-cell table:style-name="ce16" office:value-type="float" office:value="200000" calcext:value-type="float">
            <text:p>200000</text:p>
          </table:table-cell>
          <table:table-cell table:style-name="ce16" office:value-type="float" office:value="10072588730" calcext:value-type="float">
            <text:p>10072588730</text:p>
          </table:table-cell>
          <table:table-cell table:style-name="ce16" table:formula="of:=SUM([.E15:.F15])" office:value-type="float" office:value="10072788730" calcext:value-type="float">
            <text:p>10072788730</text:p>
          </table:table-cell>
          <table:table-cell table:style-name="ce4" office:value-type="float" office:value="455114802" calcext:value-type="float">
            <text:p>455114802</text:p>
          </table:table-cell>
          <table:table-cell table:style-name="ce4" office:value-type="float" office:value="83744" calcext:value-type="float">
            <text:p>83744</text:p>
          </table:table-cell>
          <table:table-cell table:style-name="ce4" table:formula="of:=SUM([.H15:.I15])" office:value-type="float" office:value="455198546" calcext:value-type="float">
            <text:p>455198546</text:p>
          </table:table-cell>
          <table:table-cell table:style-name="ce4" office:value-type="float" office:value="180551" calcext:value-type="float">
            <text:p>180551</text:p>
          </table:table-cell>
          <table:table-cell table:style-name="ce4" office:value-type="float" office:value="502464" calcext:value-type="float">
            <text:p>502464</text:p>
          </table:table-cell>
          <table:table-cell table:style-name="ce4" table:formula="of:=SUM([.K15:.L15])" office:value-type="float" office:value="683015" calcext:value-type="float">
            <text:p>683015</text:p>
          </table:table-cell>
          <table:table-cell table:style-name="ce4" office:value-type="float" office:value="135553" calcext:value-type="float">
            <text:p>135553</text:p>
          </table:table-cell>
          <table:table-cell table:style-name="ce4" office:value-type="float" office:value="502464" calcext:value-type="float">
            <text:p>502464</text:p>
          </table:table-cell>
          <table:table-cell table:style-name="ce4" office:value-type="float" office:value="498900" calcext:value-type="float">
            <text:p>498900</text:p>
          </table:table-cell>
          <table:table-cell table:style-name="ce4" table:formula="of:=SUM([.N15:.P15])" office:value-type="float" office:value="1136917" calcext:value-type="float">
            <text:p>1136917</text:p>
          </table:table-cell>
          <table:table-cell/>
          <table:table-cell table:style-name="ce4"/>
          <table:table-cell table:number-columns-repeated="1005"/>
        </table:table-row>
        <table:table-row table:style-name="ro2">
          <table:table-cell table:style-name="ce2" office:value-type="string" calcext:value-type="string">
            <text:p>z200000.txt</text:p>
          </table:table-cell>
          <table:table-cell table:number-columns-repeated="2" table:style-name="ce4" office:value-type="float" office:value="200000" calcext:value-type="float">
            <text:p>200000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17" office:value-type="float" office:value="400000" calcext:value-type="float">
            <text:p>400000</text:p>
          </table:table-cell>
          <table:table-cell table:style-name="ce17" office:value-type="float" office:value="40196812032" calcext:value-type="float">
            <text:p>40196812032</text:p>
          </table:table-cell>
          <table:table-cell table:style-name="ce17" table:formula="of:=SUM([.E16:.F16])" office:value-type="float" office:value="40197212032" calcext:value-type="float">
            <text:p>40197212032</text:p>
          </table:table-cell>
          <table:table-cell table:style-name="ce4" office:value-type="float" office:value="1769017466" calcext:value-type="float">
            <text:p>1769017466</text:p>
          </table:table-cell>
          <table:table-cell table:style-name="ce4" office:value-type="float" office:value="167760" calcext:value-type="float">
            <text:p>167760</text:p>
          </table:table-cell>
          <table:table-cell table:style-name="ce4" table:formula="of:=SUM([.H16:.I16])" office:value-type="float" office:value="1769185226" calcext:value-type="float">
            <text:p>1769185226</text:p>
          </table:table-cell>
          <table:table-cell table:style-name="ce4" office:value-type="float" office:value="362567" calcext:value-type="float">
            <text:p>362567</text:p>
          </table:table-cell>
          <table:table-cell table:style-name="ce20" office:value-type="float" office:value="1006560" calcext:value-type="float">
            <text:p>1006560</text:p>
          </table:table-cell>
          <table:table-cell table:style-name="ce4" table:formula="of:=SUM([.K16:.L16])" office:value-type="float" office:value="1369127" calcext:value-type="float">
            <text:p>1369127</text:p>
          </table:table-cell>
          <table:table-cell table:style-name="ce4" office:value-type="float" office:value="270754" calcext:value-type="float">
            <text:p>270754</text:p>
          </table:table-cell>
          <table:table-cell table:style-name="ce20" office:value-type="float" office:value="1006560" calcext:value-type="float">
            <text:p>1006560</text:p>
          </table:table-cell>
          <table:table-cell table:style-name="ce4" office:value-type="float" office:value="997944" calcext:value-type="float">
            <text:p>997944</text:p>
          </table:table-cell>
          <table:table-cell table:style-name="ce4" table:formula="of:=SUM([.N16:.P16])" office:value-type="float" office:value="2275258" calcext:value-type="float">
            <text:p>2275258</text:p>
          </table:table-cell>
          <table:table-cell/>
          <table:table-cell table:style-name="ce20"/>
          <table:table-cell table:number-columns-repeated="1005"/>
        </table:table-row>
        <table:table-row table:style-name="ro3">
          <table:table-cell table:style-name="ce2" office:value-type="string" calcext:value-type="string">
            <text:p>z500000.txt</text:p>
          </table:table-cell>
          <table:table-cell table:number-columns-repeated="2" table:style-name="ce4" office:value-type="float" office:value="500000" calcext:value-type="float">
            <text:p>500000</text:p>
          </table:table-cell>
          <table:table-cell table:style-name="ce4" office:value-type="float" office:value="419003" calcext:value-type="float">
            <text:p>419003</text:p>
          </table:table-cell>
          <table:table-cell table:style-name="ce18" office:value-type="float" office:value="1000000" calcext:value-type="float">
            <text:p>1000000</text:p>
          </table:table-cell>
          <table:table-cell table:style-name="ce18" office:value-type="float" office:value="250812701212" calcext:value-type="float">
            <text:p>250812701212</text:p>
          </table:table-cell>
          <table:table-cell table:style-name="ce18" table:formula="of:=SUM([.E17:.F17])" office:value-type="float" office:value="250813701212" calcext:value-type="float">
            <text:p>250813701212</text:p>
          </table:table-cell>
          <table:table-cell table:style-name="ce16" office:value-type="float" office:value="11000891148" calcext:value-type="float">
            <text:p>11000891148</text:p>
          </table:table-cell>
          <table:table-cell table:style-name="ce16" office:value-type="float" office:value="419003" calcext:value-type="float">
            <text:p>419003</text:p>
          </table:table-cell>
          <table:table-cell table:style-name="ce16" table:formula="of:=SUM([.H17:.I17])" office:value-type="float" office:value="11001310151" calcext:value-type="float">
            <text:p>11001310151</text:p>
          </table:table-cell>
          <table:table-cell table:style-name="ce20" office:value-type="float" office:value="902273" calcext:value-type="float">
            <text:p>902273</text:p>
          </table:table-cell>
          <table:table-cell table:style-name="ce4" office:value-type="float" office:value="2514018" calcext:value-type="float">
            <text:p>2514018</text:p>
          </table:table-cell>
          <table:table-cell table:style-name="ce4" table:formula="of:=SUM([.K17:.L17])" office:value-type="float" office:value="3416291" calcext:value-type="float">
            <text:p>3416291</text:p>
          </table:table-cell>
          <table:table-cell table:style-name="ce4" office:value-type="float" office:value="677749" calcext:value-type="float">
            <text:p>677749</text:p>
          </table:table-cell>
          <table:table-cell table:style-name="ce4" office:value-type="float" office:value="2514018" calcext:value-type="float">
            <text:p>2514018</text:p>
          </table:table-cell>
          <table:table-cell table:style-name="ce4" office:value-type="string" calcext:value-type="string">
            <text:p><text:span text:style-name="T4">2492190</text:span></text:p>
          </table:table-cell>
          <table:table-cell table:style-name="ce4" office:value-type="float" office:value="5073957" calcext:value-type="float">
            <text:p>5073957</text:p>
          </table:table-cell>
          <table:table-cell/>
          <table:table-cell table:style-name="ce4"/>
          <table:table-cell table:number-columns-repeated="1005"/>
        </table:table-row>
        <table:table-row table:style-name="ro4">
          <table:table-cell table:style-name="ce10" office:value-type="string" calcext:value-type="string">
            <text:p>x̄<text:span text:style-name="T2"> </text:span><text:span text:style-name="T3">Total</text:span></text:p>
          </table:table-cell>
          <table:table-cell table:number-columns-repeated="5"/>
          <table:table-cell table:formula="of:=AVERAGE([.G3:.G17])" office:value-type="float" office:value="20242476930.4667" calcext:value-type="float">
            <text:p>20242476930.4667</text:p>
          </table:table-cell>
          <table:table-cell table:number-columns-repeated="2"/>
          <table:table-cell table:formula="of:=AVERAGE([.J3:.J17])" office:value-type="float" office:value="890771807.733333" calcext:value-type="float">
            <text:p>890771807.733333</text:p>
          </table:table-cell>
          <table:table-cell/>
          <table:table-cell table:style-name="ce6"/>
          <table:table-cell table:formula="of:=AVERAGE([.M3:.M17])" office:value-type="float" office:value="404797.8" calcext:value-type="float">
            <text:p>404797.8</text:p>
          </table:table-cell>
          <table:table-cell table:number-columns-repeated="2"/>
          <table:table-cell table:style-name="ce4"/>
          <table:table-cell table:formula="of:=AVERAGE([.Q3:.Q17])" office:value-type="float" office:value="632971" calcext:value-type="float">
            <text:p>63297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6"/>
          <table:table-cell table:number-columns-repeated="2"/>
          <table:table-cell table:formula="of:=SUM([.G3:.G17])" office:value-type="float" office:value="303637153957" calcext:value-type="float">
            <text:p>303637153957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6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6" table:number-columns-repeated="2"/>
          <table:table-cell table:number-columns-repeated="1010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1"/>
          <table:table-cell office:value-type="string" calcext:value-type="string" table:number-columns-spanned="2" table:number-rows-spanned="1">
            <text:p><text:s/>Conclusões</text:p>
          </table:table-cell>
          <table:covered-table-cell/>
          <table:table-cell table:number-columns-repeated="1011"/>
        </table:table-row>
        <table:table-row table:style-name="ro2">
          <table:table-cell table:number-columns-repeated="12"/>
          <table:table-cell table:style-name="ce21" table:number-columns-spanned="8" table:number-rows-spanned="8"/>
          <table:covered-table-cell table:number-columns-repeated="7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>
          <table:table-cell/>
          <table:table-cell office:value-type="string" calcext:value-type="string" table:number-columns-spanned="2" table:number-rows-spanned="1">
            <text:p>Realizado por:</text:p>
          </table:table-cell>
          <table:covered-table-cell/>
          <table:table-cell table:number-columns-repeated="9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João Barreiros Coelho Rodrigues nº99968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Henrique Ramos Delfino <text:s text:c="14"/>nª99957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 table:number-columns-spanned="4" table:number-rows-spanned="1">
            <text:p>IST-LEEC</text:p>
          </table:table-cell>
          <table:covered-table-cell table:number-columns-repeated="3"/>
          <table:table-cell table:number-columns-repeated="6"/>
          <table:covered-table-cell table:number-columns-repeated="8"/>
          <table:table-cell table:number-columns-repeated="1004"/>
        </table:table-row>
        <table:table-row table:style-name="ro2">
          <table:table-cell table:number-columns-repeated="12"/>
          <table:covered-table-cell table:number-columns-repeated="8"/>
          <table:table-cell table:number-columns-repeated="1004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CWQU_Total" table:base-cell-address="$Folha1.$P$1" table:cell-range-address="$Folha1.$P$1:.$P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6:10:18.88467099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nrique Delfino</meta:initial-creator>
    <meta:creation-date>2021-09-30T09:40:53</meta:creation-date>
    <dc:date>2021-10-03T20:54:14.988251013</dc:date>
    <meta:generator>LibreOffice/7.2.1.2$Linux_X86_64 LibreOffice_project/20$Build-2</meta:generator>
    <meta:editing-duration>PT2H33M36S</meta:editing-duration>
    <meta:editing-cycles>13</meta:editing-cycles>
    <meta:document-statistic meta:table-count="1" meta:cell-count="291" meta:object-count="5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5cm" svg:height="12.046cm" xlink:href=".." xlink:type="simple" chart:class="chart:scatter" chart:style-name="ch1">
        <chart:title svg:x="8.902cm" svg:y="0.376cm" chart:style-name="ch2">
          <text:p>Quick Find</text:p>
        </chart:title>
        <chart:subtitle svg:x="5.78cm" svg:y="1.395cm" chart:style-name="ch3">
          <text:p>Total de operações em função do número de nós</text:p>
        </chart:subtitle>
        <chart:legend chart:legend-position="end" svg:x="15.226cm" svg:y="5.475cm" style:legend-expansion="high" chart:style-name="ch4"/>
        <chart:plot-area chart:style-name="ch5" table:cell-range-address="Folha1.B3:Folha1.B17 Folha1.G3:Folha1.G17" svg:x="1.413cm" svg:y="2.318cm" svg:width="13.411cm" svg:height="8.507cm">
          <chart:coordinate-region svg:x="3.887cm" svg:y="2.517cm" svg:width="10.38cm" svg:height="7.661cm"/>
          <chart:axis chart:dimension="x" chart:name="primary-x" chart:style-name="ch6">
            <chart:title svg:x="6.949cm" svg:y="11.065cm" chart:style-name="ch7">
              <text:p>Número de nós</text:p>
            </chart:title>
          </chart:axis>
          <chart:axis chart:dimension="y" chart:name="primary-y" chart:style-name="ch8">
            <chart:title svg:x="0.451cm" svg:y="9.525cm" chart:style-name="ch9">
              <text:p>Número total de operações elementares</text:p>
            </chart:title>
            <chart:grid chart:style-name="ch10" chart:class="major"/>
          </chart:axis>
          <chart:series chart:style-name="ch11" chart:values-cell-range-address="Folha1.G3:Folha1.G17" chart:class="chart:scatter">
            <chart:domain table:cell-range-address="Folha1.B3:Folha1.B17"/>
            <chart:regression-curve chart:style-name="ch12">
              <chart:equation chart:display-equation="true" chart:display-r-square="true" svg:x="3.534cm" svg:y="2.55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39">
                <text:p>139</text:p>
                <draw:g>
                  <svg:desc>Folha1.G3:Folha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41918">
                <text:p>419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47399">
                <text:p>2473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017423">
                <text:p>1017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4132470">
                <text:p>41324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24944338">
                <text:p>24944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2495587263">
                <text:p>24955872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0072788730">
                <text:p>100727887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40197212032">
                <text:p>401972120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50813701212">
                <text:p>2508137012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2a6099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603cm" svg:height="13.93cm" xlink:href=".." xlink:type="simple" chart:class="chart:scatter" chart:style-name="ch1">
        <chart:title svg:x="9.001cm" svg:y="0.414cm" chart:style-name="ch2">
          <text:p>Quick Union</text:p>
        </chart:title>
        <chart:subtitle svg:x="6.024cm" svg:y="1.471cm" chart:style-name="ch3">
          <text:p>Total de operações em função do número de nós</text:p>
        </chart:subtitle>
        <chart:legend chart:legend-position="end" svg:x="15.793cm" svg:y="6.417cm" style:legend-expansion="high" chart:style-name="ch4"/>
        <chart:plot-area chart:style-name="ch5" table:cell-range-address="Folha1.B3:Folha1.B17 Folha1.J3:Folha1.J17" svg:x="1.423cm" svg:y="2.432cm" svg:width="13.958cm" svg:height="10.239cm">
          <chart:coordinate-region svg:x="3.526cm" svg:y="2.631cm" svg:width="11.113cm" svg:height="9.393cm"/>
          <chart:axis chart:dimension="x" chart:name="primary-x" chart:style-name="ch6">
            <chart:title svg:x="5.448cm" svg:y="12.949cm" chart:style-name="ch7">
              <text:p>Número total de operações elementares</text:p>
            </chart:title>
          </chart:axis>
          <chart:axis chart:dimension="y" chart:name="primary-y" chart:style-name="ch8">
            <chart:title svg:x="0.451cm" svg:y="8.72cm" chart:style-name="ch9">
              <text:p>Número de nós</text:p>
            </chart:title>
            <chart:grid chart:style-name="ch10" chart:class="major"/>
          </chart:axis>
          <chart:series chart:style-name="ch11" chart:values-cell-range-address="Folha1.J3:Folha1.J17" chart:class="chart:scatter">
            <chart:domain table:cell-range-address="Folha1.B3:Folha1.B17"/>
            <chart:regression-curve chart:style-name="ch12">
              <chart:equation chart:display-equation="true" chart:display-r-square="true" svg:x="3.443cm" svg:y="2.602cm"/>
            </chart:regression-curve>
            <chart:data-point chart:repeated="1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8">
                <text:p>18</text:p>
                <draw:g>
                  <svg:desc>Folha1.J3:Folha1.J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2109">
                <text:p>12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4695">
                <text:p>546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14082">
                <text:p>2140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083881">
                <text:p>1083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5718209">
                <text:p>5718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1748664">
                <text:p>21748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107047636">
                <text:p>107047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455198546">
                <text:p>4551985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1769185226">
                <text:p>17691852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11001310151">
                <text:p>110013101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111111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867cm" svg:height="12.3cm" xlink:href=".." xlink:type="simple" chart:class="chart:scatter" chart:style-name="ch1">
        <chart:title svg:x="8.64cm" svg:y="0.382cm" chart:style-name="ch2">
          <text:p>Weighted Quick Union</text:p>
        </chart:title>
        <chart:subtitle svg:x="6.656cm" svg:y="1.407cm" chart:style-name="ch3">
          <text:p>Total de operações em função do número de nós</text:p>
        </chart:subtitle>
        <chart:legend chart:legend-position="end" svg:x="17.718cm" svg:y="5.602cm" style:legend-expansion="high" chart:style-name="ch4"/>
        <chart:plot-area chart:style-name="ch5" table:cell-range-address="Folha1.B3:Folha1.B17 Folha1.M3:Folha1.M17" svg:x="1.448cm" svg:y="2.336cm" svg:width="15.833cm" svg:height="8.737cm">
          <chart:coordinate-region svg:x="2.995cm" svg:y="2.535cm" svg:width="13.729cm" svg:height="7.891cm"/>
          <chart:axis chart:dimension="x" chart:name="primary-x" chart:style-name="ch6">
            <chart:title svg:x="8.195cm" svg:y="11.319cm" chart:style-name="ch7">
              <text:p>Número de nós</text:p>
            </chart:title>
          </chart:axis>
          <chart:axis chart:dimension="y" chart:name="primary-y" chart:style-name="ch8">
            <chart:title svg:x="0.451cm" svg:y="9.314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M3:Folha1.M17" chart:class="chart:scatter">
            <chart:domain table:cell-range-address="Folha1.B3:Folha1.B17"/>
            <chart:regression-curve chart:style-name="ch12">
              <chart:equation chart:display-equation="true" chart:display-r-square="true" svg:x="2.811cm" svg:y="2.57cm"/>
            </chart:regression-curve>
            <chart:data-point chart:repeated="9"/>
            <chart:data-point chart:style-name="ch13" chart:repeated="2"/>
            <chart:data-point chart:repeated="2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56">
                <text:p>56</text:p>
                <draw:g>
                  <svg:desc>Folha1.M3:Folha1.M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282">
                <text:p>1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13568">
                <text:p>13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33703">
                <text:p>33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67625">
                <text:p>67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135535">
                <text:p>135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340744">
                <text:p>3407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683015">
                <text:p>683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1369127">
                <text:p>13691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3416291">
                <text:p>3416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5308d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svg:stroke-color="#55308d" draw:fill-color="#55308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591cm" svg:height="11.791cm" xlink:href=".." xlink:type="simple" chart:class="chart:scatter" chart:style-name="ch1">
        <chart:title svg:x="7.18cm" svg:y="0.371cm" chart:style-name="ch2">
          <text:p>Compressed Weighted Quick Union</text:p>
        </chart:title>
        <chart:subtitle svg:x="6.518cm" svg:y="1.385cm" chart:style-name="ch3">
          <text:p>Total de operações em função do número de nós</text:p>
        </chart:subtitle>
        <chart:legend chart:legend-position="end" svg:x="17.469cm" svg:y="5.347cm" style:legend-expansion="high" chart:style-name="ch4"/>
        <chart:plot-area chart:style-name="ch5" table:cell-range-address="Folha1.B3:Folha1.B17 Folha1.Q3:Folha1.Q17" svg:x="1.441cm" svg:y="2.385cm" svg:width="15.621cm" svg:height="8.27cm">
          <chart:coordinate-region svg:x="2.988cm" svg:y="2.584cm" svg:width="13.517cm" svg:height="7.424cm"/>
          <chart:axis chart:dimension="x" chart:name="primary-x" chart:style-name="ch6">
            <chart:title svg:x="8.082cm" svg:y="10.89cm" chart:style-name="ch7">
              <text:p>Número de nós</text:p>
            </chart:title>
          </chart:axis>
          <chart:axis chart:dimension="y" chart:name="primary-y" chart:style-name="ch8">
            <chart:title svg:x="0.45cm" svg:y="9.13cm" chart:style-name="ch9">
              <text:p>Número de operações elementares</text:p>
            </chart:title>
            <chart:grid chart:style-name="ch10" chart:class="major"/>
          </chart:axis>
          <chart:series chart:style-name="ch11" chart:values-cell-range-address="Folha1.Q3:Folha1.Q17" chart:class="chart:scatter">
            <chart:domain table:cell-range-address="Folha1.B3:Folha1.B17"/>
            <chart:regression-curve chart:style-name="ch12">
              <chart:equation chart:display-equation="true" chart:display-r-square="true" svg:x="2.974cm" svg:y="2.593cm"/>
            </chart:regression-curve>
            <chart:data-point chart:repeated="14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Folha1.B3:Folha1.B17</svg:desc>
                </draw:g>
              </table:table-cell>
              <table:table-cell office:value-type="float" office:value="100">
                <text:p>100</text:p>
                <draw:g>
                  <svg:desc>Folha1.Q3:Folha1.Q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11234">
                <text:p>11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56487">
                <text:p>564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12689">
                <text:p>112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">
                <text:p>20000</text:p>
              </table:table-cell>
              <table:table-cell office:value-type="float" office:value="227204">
                <text:p>227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568333">
                <text:p>568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">
                <text:p>100000</text:p>
              </table:table-cell>
              <table:table-cell office:value-type="float" office:value="1136917">
                <text:p>1136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0">
                <text:p>200000</text:p>
              </table:table-cell>
              <table:table-cell office:value-type="float" office:value="2275258">
                <text:p>2275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5073957">
                <text:p>50739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